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1.4583333333333333in" fo:break-before="auto" style:use-optimal-row-height="true"/>
    </style:style>
    <style:style style:name="ro4" style:family="table-row">
      <style:table-row-properties style:row-height="1.875in" fo:break-before="auto" style:use-optimal-row-height="true"/>
    </style:style>
    <style:style style:name="ro5" style:family="table-row">
      <style:table-row-properties style:row-height="0.8333333333333334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625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5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6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7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7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3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6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6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5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7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3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7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5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6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6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6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6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6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3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5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7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7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6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6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7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6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5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5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6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4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6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3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3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6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5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6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5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3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6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5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3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3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6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3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5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7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6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5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7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5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5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6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7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5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3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7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5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6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3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7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3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3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7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7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3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7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5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6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7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7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6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5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7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3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7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5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5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7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7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7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3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6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5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5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5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7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7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5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5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7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5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5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7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5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6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3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5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3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7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6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5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7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5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6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7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7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5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7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7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6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5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7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3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5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6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5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6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7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6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7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5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5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6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5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7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7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6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7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5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6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7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7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7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7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7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6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5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6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7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6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3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6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5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3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5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6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5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6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5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7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5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5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5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5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5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5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5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7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5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5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7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5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5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5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6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7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5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5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7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5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6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7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5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5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6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6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7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5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5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7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5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6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5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5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6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7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5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5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7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6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5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5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6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5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5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5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7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7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5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4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5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5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5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5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7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7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5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7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5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7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5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5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7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7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5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5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6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7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7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6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6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5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6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7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7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5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5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7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7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7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5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7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5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6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7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5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7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7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6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7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6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7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6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6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5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7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7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5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7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5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7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3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3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6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7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7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7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5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5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5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7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6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5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6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5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6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5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7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5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7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3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7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6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5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5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7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5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5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5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6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5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3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5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7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6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5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7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5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4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7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5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4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5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6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5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5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7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5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5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4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6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7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6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7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5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7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5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7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5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3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4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6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7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7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5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7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5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4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3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7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7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7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7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7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3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7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7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6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5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3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4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4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7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7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7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7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6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7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7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3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5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5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7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6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5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5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5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6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5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7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7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6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5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3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5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7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7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5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5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7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5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5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7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5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5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7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6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5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5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5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5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7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5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7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5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5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3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5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5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5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3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5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7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7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5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5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5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7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3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5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5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7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5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6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5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5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4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7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6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5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5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3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7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7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7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7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5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6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7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6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5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7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5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6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4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5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5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5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5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5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7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5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5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6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3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7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7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5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3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5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7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5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5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5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3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5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7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7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5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5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5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3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5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6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4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3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7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7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4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6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7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6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7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4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6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4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3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6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6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6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7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7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7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6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4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5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7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5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5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6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5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7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7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4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5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6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3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3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6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3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7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5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7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3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6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6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4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5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6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6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5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6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7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4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6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3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7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5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7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5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7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4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5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5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7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7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6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4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4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5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5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5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7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3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7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3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4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7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4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3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5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3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6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6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6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4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7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6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6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5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3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5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5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7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6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3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5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6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4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5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6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7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3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7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6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5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3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6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4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7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5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3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5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5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6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6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5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6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6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7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7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7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5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7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6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6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5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7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6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3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3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7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6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3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7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7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7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7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5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6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3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5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3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7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3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5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3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3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3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3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5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5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7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3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3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4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3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5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5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7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7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5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6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5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7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6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3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5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3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5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3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5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3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7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3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5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7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7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5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6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7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5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5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3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5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7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3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5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3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5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5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3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3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3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7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5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5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5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4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7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3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5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5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7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3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3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5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6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5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3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5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7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6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5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7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3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3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5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7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5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6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7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4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3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6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6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6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4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6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6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6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4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4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4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4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4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4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4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4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5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4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7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4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3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9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17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3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4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3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6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11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6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11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9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1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17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3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1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6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9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18">
          <table:table-cell table:style-name="ce21" office:value-type="float" office:value="41607">
            <text:p>2013-11-29</text:p>
          </table:table-cell>
          <table:table-cell table:style-name="ce22" office:value-type="string">
            <text:p>黒獣（クロイヌ）～気高き聖女は白濁に染まる～ ～カグヤ×ルー・ルー×マイア 柔肌に蠢く蟲、猛り狂う野獣達の夜編～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